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BF00000BA0610FCE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60pt" officeooo:rsid="0018589d" officeooo:paragraph-rsid="0018589d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T1" style:family="text">
      <style:text-properties officeooo:rsid="0018e2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<text:span text:style-name="T1">amical</text:span></text:p>
      <text:p text:style-name="P2"><draw:frame draw:style-name="fr1" draw:name="Image1" text:anchor-type="paragraph" svg:x="0mm" svg:y="42.33mm" svg:width="170mm" svg:height="143.76mm" draw:z-index="0"><draw:image xlink:href="Pictures/1000020100000DBF00000BA0610FCE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24:34.633802000</meta:print-date>
    <dc:date>2015-07-15T17:26:18.480378000</dc:date>
    <meta:editing-duration>PT14M55S</meta:editing-duration>
    <meta:editing-cycles>3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2" meta:character-count="12" meta:non-whitespace-character-count="11"/>
  </office:meta>
</office:document-meta>
</file>